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60f7" officeooo:paragraph-rsid="000160f7"/>
    </style:style>
    <style:style style:name="P2" style:family="paragraph" style:parent-style-name="Standard">
      <style:text-properties officeooo:rsid="0000d205" officeooo:paragraph-rsid="000160f7"/>
    </style:style>
    <style:style style:name="P3" style:family="paragraph" style:parent-style-name="Standard">
      <style:text-properties officeooo:rsid="00017542" officeooo:paragraph-rsid="00017542"/>
    </style:style>
    <style:style style:name="P4" style:family="paragraph" style:parent-style-name="Standard">
      <style:text-properties officeooo:rsid="000198b6" officeooo:paragraph-rsid="000198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CRT5000 IR Sensor Setup:</text:p>
      <text:p text:style-name="P2"><text:a xlink:type="simple" xlink:href="http://blog.huntgang.com/2014/06/17/arduino-tcrt5000-build-ir-sensor/">http://blog.huntgang.com/2014/06/17/arduino-tcrt5000-build-ir-sensor/</text:a></text:p>
      <text:p text:style-name="P2"/>
      <text:p text:style-name="P3">Debouncing:</text:p>
      <text:p text:style-name="P3"><text:a xlink:type="simple" xlink:href="http://www.arduino.cc/en/Tutorial/Debounce">http://www.arduino.cc/en/Tutorial/Debounce</text:a></text:p>
      <text:p text:style-name="P3"/>
      <text:p text:style-name="P4">PN2222A Transistor:</text:p>
      <text:p text:style-name="P4">Spec sheet - <text:a xlink:type="simple" xlink:href="http://pdf.datasheetcatalog.com/datasheet/stmicroelectronics/8869.pdf">http://pdf.datasheetcatalog.com/datasheet/stmicroelectronics/8869.pdf</text:a></text:p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3T22:01:16.319147907</meta:creation-date>
    <dc:date>2015-01-13T22:10:06.579078123</dc:date>
    <meta:editing-duration>PT5M15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1" meta:paragraph-count="6" meta:word-count="13" meta:character-count="248" meta:non-whitespace-character-count="241"/>
  </office:meta>
</office:document-meta>
</file>